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E50]" office:value-type="float" office:value="49" calcext:value-type="float">
            <text:p>49</text:p>
          </table:table-cell>
          <table:table-cell table:formula="of:=[.D54]-40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.00.0000</text:date>, <text:time style:data-style-name="N2" text:time-value="00:28:53.951947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20T00:29:54.570532451</dc:date>
    <meta:editing-duration>P1DT1H36M23S</meta:editing-duration>
    <meta:editing-cycles>131</meta:editing-cycles>
    <meta:document-statistic meta:table-count="1" meta:cell-count="132" meta:object-count="0"/>
  </office:meta>
</office:document-meta>
</file>